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99cc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64cm" svg:height="1.875cm" svg:x="1.889cm" svg:y="9.839cm">
          <text:p text:style-name="P1"><text:span text:style-name="T1">3D packa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7.62cm" svg:height="16.637cm" svg:x="7.082cm" svg:y="2.5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165cm" svg:height="2.383cm" svg:x="8.207cm" svg:y="9.585cm">
          <text:p text:style-name="P1"><text:span text:style-name="T1">Crowd Simulator</text:span></text:p>
          <text:p text:style-name="P1"><text:span text:style-name="T2">C++ standalon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4" draw:id="id4" draw:layer="layout" svg:width="3.26cm" svg:height="1.367cm" svg:x="9.169cm" svg:y="13.246cm">
          <text:p text:style-name="P1"><text:span text:style-name="T2">NG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5" draw:id="id5" draw:layer="layout" svg:width="3.26cm" svg:height="1.367cm" svg:x="9.169cm" svg:y="15.947cm">
          <text:p text:style-name="P1"><text:span text:style-name="T2">OpenG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xml:id="id3" draw:id="id3" draw:layer="layout" svg:width="3.562cm" svg:height="1.494cm" svg:x="8.983cm" svg:y="4.459cm">
          <text:p text:style-name="P1"><text:span text:style-name="T3">Brain</text:span></text:p>
          <text:p text:style-name="P1"><text:span text:style-name="T2">scrip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7" draw:id="id7" draw:layer="layout" svg:width="4.064cm" svg:height="1.875cm" svg:x="21.439cm" svg:y="9.863cm">
          <text:p text:style-name="P1"><text:span text:style-name="T1">3D packa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6" draw:id="id6" draw:layer="layout" svg:width="4.064cm" svg:height="1.875cm" svg:x="15.859cm" svg:y="9.836cm">
          <text:p text:style-name="P1"><text:span text:style-name="T1">Simulation</text:span></text:p>
          <text:p text:style-name="P1"><text:span text:style-name="T2">scrip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draw:type="line" svg:x1="5.953cm" svg:y1="10.777cm" svg:x2="8.207cm" svg:y2="10.777cm" draw:start-shape="id1" draw:start-glue-point="7" draw:end-shape="id2" draw:end-glue-point="5" svg:d="m5953 10777h2254" svg:viewBox="0 0 2255 1">
          <text:p/>
        </draw:connector>
        <draw:connector draw:style-name="gr3" draw:text-style-name="P1" draw:layer="layout" draw:type="line" svg:x1="10.764cm" svg:y1="5.953cm" svg:x2="10.79cm" svg:y2="9.585cm" draw:start-shape="id3" draw:start-glue-point="6" draw:end-shape="id2" draw:end-glue-point="4" svg:d="m10764 5953 26 3632" svg:viewBox="0 0 27 3633">
          <text:p/>
        </draw:connector>
        <draw:connector draw:style-name="gr3" draw:text-style-name="P1" draw:layer="layout" draw:type="line" svg:x1="10.79cm" svg:y1="11.968cm" svg:x2="10.799cm" svg:y2="13.246cm" draw:start-shape="id2" draw:start-glue-point="6" draw:end-shape="id4" draw:end-glue-point="4" svg:d="m10790 11968 9 1278" svg:viewBox="0 0 10 1279">
          <text:p/>
        </draw:connector>
        <draw:connector draw:style-name="gr3" draw:text-style-name="P1" draw:layer="layout" draw:type="line" svg:x1="10.799cm" svg:y1="14.613cm" svg:x2="10.799cm" svg:y2="15.947cm" draw:start-shape="id4" draw:start-glue-point="6" draw:end-shape="id5" draw:end-glue-point="4" svg:d="m10799 14613v1334" svg:viewBox="0 0 1 1335">
          <text:p/>
        </draw:connector>
        <draw:connector draw:style-name="gr3" draw:text-style-name="P1" draw:layer="layout" draw:type="line" svg:x1="13.372cm" svg:y1="10.777cm" svg:x2="15.859cm" svg:y2="10.774cm" draw:start-shape="id2" draw:start-glue-point="7" draw:end-shape="id6" draw:end-glue-point="5" svg:d="m13372 10777 2487-3" svg:viewBox="0 0 2488 4">
          <text:p/>
        </draw:connector>
        <draw:connector draw:style-name="gr3" draw:text-style-name="P1" draw:layer="layout" draw:type="line" svg:x1="19.923cm" svg:y1="10.774cm" svg:x2="21.439cm" svg:y2="10.801cm" draw:start-shape="id6" draw:start-glue-point="7" draw:end-shape="id7" draw:end-glue-point="5" svg:d="m19923 10774 1516 27" svg:viewBox="0 0 1517 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5T15:02:23</meta:creation-date>
    <dc:date>2013-07-09T01:07:58</dc:date>
    <meta:editing-duration>PT38M52S</meta:editing-duration>
    <meta:editing-cycles>7</meta:editing-cycles>
    <meta:generator>LibreOffice/4.0.3.3$Linux_X86_64 LibreOffice_project/400m0$Build-3</meta:generator>
    <meta:document-statistic meta:object-count="14"/>
  </office:meta>
</office:document-meta>
</file>